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Monaco" fo:font-size="9.75pt" fo:letter-spacing="normal" fo:font-style="normal" fo:font-weight="normal" officeooo:paragraph-rsid="00173f5e"/>
    </style:style>
    <style:style style:name="P2" style:family="paragraph" style:parent-style-name="Preformatted_20_Text">
      <style:paragraph-properties fo:margin-top="0cm" fo:margin-bottom="0.265cm" loext:contextual-spacing="false" style:line-height-at-least="0.529cm" fo:text-align="start" style:justify-single-word="false" fo:orphans="2" fo:widows="2" fo:padding="0.238cm" fo:border="0.06pt solid #d3d3d3"/>
      <style:text-properties fo:font-variant="normal" fo:text-transform="none" fo:color="#333333" style:font-name="Monaco" fo:font-size="9.75pt" fo:letter-spacing="normal" fo:font-style="normal" fo:font-weight="normal"/>
    </style:style>
    <style:style style:name="P3" style:family="paragraph" style:parent-style-name="Preformatted_20_Text">
      <style:paragraph-properties fo:margin-top="0cm" fo:margin-bottom="0.265cm" loext:contextual-spacing="false" style:line-height-at-least="0.529cm" fo:text-align="start" style:justify-single-word="false" fo:orphans="2" fo:widows="2" fo:padding="0.238cm" fo:border="0.06pt solid #d3d3d3"/>
      <style:text-properties fo:font-variant="normal" fo:text-transform="none" fo:color="#333333" fo:letter-spacing="normal"/>
    </style:style>
    <style:style style:name="P4" style:family="paragraph" style:parent-style-name="Preformatted_20_Text">
      <style:paragraph-properties fo:margin-top="0cm" fo:margin-bottom="0.265cm" loext:contextual-spacing="false" style:line-height-at-least="0.529cm" fo:text-align="start" style:justify-single-word="false" fo:orphans="2" fo:widows="2" fo:padding="0.238cm" fo:border="0.06pt solid #d3d3d3"/>
    </style:style>
    <style:style style:name="P5" style:family="paragraph" style:parent-style-name="Standard">
      <style:text-properties officeooo:rsid="00173f5e" officeooo:paragraph-rsid="00173f5e"/>
    </style:style>
    <style:style style:name="P6" style:family="paragraph" style:parent-style-name="Marginalia">
      <style:text-properties officeooo:paragraph-rsid="00173f5e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0pt" officeooo:paragraph-rsid="00173f5e" style:font-name-asian="NSimSun" style:font-size-asian="10pt" style:font-name-complex="Liberation Mono" style:font-size-complex="10pt"/>
    </style:style>
    <style:style style:name="T1" style:family="text">
      <style:text-properties style:font-name="Monaco" fo:font-size="9.75pt" fo:font-style="normal" fo:font-weight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//Servo</text:p>
      <text:p text:style-name="P1">// Include the Servo library </text:p>
      <text:p text:style-name="P2">#include &lt;Servo.h&gt; </text:p>
      <text:p text:style-name="P2">// Declare the Servo pin </text:p>
      <text:p text:style-name="P2">int servoPin = 3; </text:p>
      <text:p text:style-name="P2">// Create a servo object </text:p>
      <text:p text:style-name="P2">Servo Servo1; </text:p>
      <text:p text:style-name="P2">void setup() { </text:p>
      <text:p text:style-name="P3"><text:s text:c="3"/><text:span text:style-name="T1">// We need to attach the servo to the used pin number </text:span></text:p>
      <text:p text:style-name="P3"><text:s text:c="3"/><text:span text:style-name="T1">Servo1.attach(servoPin); </text:span></text:p>
      <text:p text:style-name="P2">}</text:p>
      <text:p text:style-name="P2">void loop(){ </text:p>
      <text:p text:style-name="P3"><text:s text:c="3"/><text:span text:style-name="T1">// Make servo go to 0 degrees </text:span></text:p>
      <text:p text:style-name="P3"><text:s text:c="3"/><text:span text:style-name="T1">Servo1.write(0); </text:span></text:p>
      <text:p text:style-name="P3"><text:s text:c="3"/><text:span text:style-name="T1">delay(1000); </text:span></text:p>
      <text:p text:style-name="P3"><text:s text:c="3"/><text:span text:style-name="T1">// Make servo go to 90 degrees </text:span></text:p>
      <text:p text:style-name="P3"><text:s text:c="3"/><text:span text:style-name="T1">Servo1.write(90); </text:span></text:p>
      <text:p text:style-name="P3"><text:s text:c="3"/><text:span text:style-name="T1">delay(1000); </text:span></text:p>
      <text:p text:style-name="P3"><text:s text:c="3"/><text:span text:style-name="T1">// Make servo go to 180 degrees </text:span></text:p>
      <text:p text:style-name="P3"><text:s text:c="3"/><text:span text:style-name="T1">Servo1.write(180); </text:span></text:p>
      <text:p text:style-name="P3"><text:s text:c="3"/><text:span text:style-name="T1">delay(1000); </text:span></text:p>
      <text:p text:style-name="P4"><text:span text:style-name="T2">}</text:span></text:p>
      <text:p text:style-name="Marginali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enl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4:28:07.846000000</meta:creation-date>
    <dc:date>2018-12-19T14:39:57.989000000</dc:date>
    <meta:editing-duration>PT11M50S</meta:editing-duration>
    <meta:editing-cycles>1</meta:editing-cycles>
    <meta:document-statistic meta:table-count="0" meta:image-count="0" meta:object-count="0" meta:page-count="1" meta:paragraph-count="22" meta:word-count="71" meta:character-count="465" meta:non-whitespace-character-count="364"/>
    <meta:generator>LibreOffice/4.4.6.3$Windows_x86 LibreOffice_project/e8938fd3328e95dcf59dd64e7facd2c7d67c704d</meta:generator>
  </office:meta>
</office:document-meta>
</file>